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059" svg:font-family="C059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Arrow" draw:fill-color="#bce0a3" draw:opacity="100%" draw:textarea-horizontal-align="justify" draw:textarea-vertical-align="middle" draw:auto-grow-height="false" fo:min-height="1.026cm" fo:min-width="5.46cm" draw:shadow="hidden" draw:shadow-offset-x="0.141cm" draw:shadow-offset-y="0.141cm" draw:shadow-opacity="52%"/>
    </style:style>
    <style:style style:name="gr2" style:family="graphic" style:parent-style-name="standard">
      <style:graphic-properties svg:stroke-color="#000000" draw:marker-end="Arrow" draw:fill-color="#eeeeee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3" style:family="graphic" style:parent-style-name="standard">
      <style:graphic-properties svg:stroke-color="#000000" draw:marker-end="Arrow" draw:fill-color="#d4ea6b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4" style:family="graphic" style:parent-style-name="standard">
      <style:graphic-properties svg:stroke-color="#000000" draw:marker-end="Arrow" draw:fill-color="#eeeeee" draw:opacity="100%" draw:textarea-horizontal-align="justify" draw:textarea-vertical-align="middle" draw:auto-grow-height="false" fo:min-height="1.025cm" fo:min-width="3.563cm" draw:shadow="hidden" draw:shadow-offset-x="0.141cm" draw:shadow-offset-y="0.141cm" draw:shadow-opacity="52%"/>
    </style:style>
    <style:style style:name="gr5" style:family="graphic" style:parent-style-name="standard">
      <style:graphic-properties svg:stroke-color="#000000" draw:marker-end="Arrow" draw:fill-color="#eeeeee" draw:opacity="100%" draw:textarea-horizontal-align="justify" draw:textarea-vertical-align="middle" draw:auto-grow-height="false" fo:min-height="1.026cm" fo:min-width="3.563cm" draw:shadow="hidden" draw:shadow-offset-x="0.141cm" draw:shadow-offset-y="0.141cm" draw:shadow-opacity="52%"/>
    </style:style>
    <style:style style:name="gr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7" style:family="graphic" style:parent-style-name="standard">
      <style:graphic-properties svg:stroke-color="#000000" draw:marker-end="Arrow" draw:fill-color="#bce0a3" draw:opacity="100%" draw:textarea-horizontal-align="justify" draw:textarea-vertical-align="middle" draw:auto-grow-height="false" fo:min-height="1.026cm" fo:min-width="3.563cm" draw:shadow="hidden" draw:shadow-offset-x="0.141cm" draw:shadow-offset-y="0.141cm" draw:shadow-opacity="52%"/>
    </style:style>
    <style:style style:name="gr8" style:family="graphic" style:parent-style-name="objectwithoutfill" style:list-style-name="L1">
      <style:graphic-properties draw:marker-end="Arrow" draw:marker-end-width="0.3cm" draw:fill="none" draw:textarea-vertical-align="middle" draw:shadow="hidden"/>
    </style:style>
    <style:style style:name="gr9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3.179cm" fo:min-width="5.215cm" draw:shadow="hidden" draw:shadow-opacity="43%"/>
    </style:style>
    <style:style style:name="gr10" style:family="graphic" style:parent-style-name="objectwithoutfill">
      <style:graphic-properties draw:marker-end="Arrow" draw:marker-end-width="0.3cm" draw:fill="none" draw:textarea-vertical-align="bottom" draw:shadow="hidden"/>
    </style:style>
    <style:style style:name="gr11" style:family="graphic" style:parent-style-name="standard">
      <style:graphic-properties svg:stroke-opacity="0%" draw:opacity="0%" draw:textarea-horizontal-align="justify" draw:textarea-vertical-align="middle" draw:auto-grow-height="false" fo:min-height="0.004cm" fo:min-width="4.07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2cm"/>
    </style:style>
    <style:style style:name="gr14" style:family="graphic" style:parent-style-name="standard">
      <style:graphic-properties svg:stroke-color="#000000" draw:fill="solid" draw:fill-color="#fafafa" draw:textarea-horizontal-align="justify" draw:textarea-vertical-align="top" draw:auto-grow-height="false" fo:min-height="8.894cm" fo:min-width="18.55cm" draw:shadow="hidden"/>
    </style:style>
    <style:style style:name="gr15" style:family="graphic" style:parent-style-name="standard">
      <style:graphic-properties svg:stroke-color="#000000" draw:fill-color="#dddddd" draw:textarea-horizontal-align="justify" draw:textarea-vertical-align="bottom" draw:auto-grow-height="false" fo:min-height="4.322cm" fo:min-width="5.977cm"/>
    </style:style>
    <style:style style:name="gr16" style:family="graphic" style:parent-style-name="standard">
      <style:graphic-properties svg:stroke-color="#000000" draw:fill="solid" draw:fill-color="#fafafa" draw:textarea-horizontal-align="justify" draw:textarea-vertical-align="top" draw:auto-grow-height="false" fo:min-height="7.116cm" fo:min-width="13.47cm" draw:shadow="hidden"/>
    </style:style>
    <style:style style:name="gr17" style:family="graphic" style:parent-style-name="Default_5f_1">
      <style:graphic-properties svg:stroke-color="#000000" draw:marker-end="Arrow" draw:fill-color="#bce0a3" draw:opacity="100%" draw:textarea-horizontal-align="justify" draw:textarea-vertical-align="middle" draw:auto-grow-height="false" fo:min-height="1.026cm" fo:min-width="3.563cm" draw:shadow="hidden" draw:shadow-offset-x="0.141cm" draw:shadow-offset-y="0.141cm" draw:shadow-opacity="52%"/>
    </style:style>
    <style:style style:name="gr18" style:family="graphic" style:parent-style-name="Default_5f_1">
      <style:graphic-properties svg:stroke-color="#000000" draw:marker-end="Arrow" draw:fill-color="#eeeeee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19" style:family="graphic" style:parent-style-name="Object_20_without_20_fill_5f_1">
      <style:graphic-properties draw:marker-end="Arrow" draw:marker-end-width="0.3cm" draw:fill="none" draw:textarea-vertical-align="middle" draw:shadow="hidden"/>
    </style:style>
    <style:style style:name="gr20" style:family="graphic" style:parent-style-name="Default_5f_1" style:list-style-name="L1">
      <style:graphic-properties svg:stroke-color="#000000" draw:fill-color="#eeeeee" draw:textarea-horizontal-align="justify" draw:textarea-vertical-align="middle" draw:auto-grow-height="false" fo:min-height="3.179cm" fo:min-width="5.215cm" draw:shadow="hidden" draw:shadow-opacity="43%"/>
    </style:style>
    <style:style style:name="gr21" style:family="graphic" style:parent-style-name="Default_5f_1">
      <style:graphic-properties svg:stroke-color="#000000" draw:marker-end="Arrow" draw:fill-color="#bce0a3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22" style:family="graphic" style:parent-style-name="objectwithoutfill">
      <style:graphic-properties draw:marker-end="Arrow" draw:marker-end-width="0.3cm" draw:fill="none" draw:textarea-vertical-align="top" draw:shadow="hidden"/>
    </style:style>
    <style:style style:name="gr23" style:family="graphic" style:parent-style-name="standard">
      <style:graphic-properties svg:stroke-color="#000000" draw:fill="solid" draw:fill-color="#fafafa" draw:textarea-horizontal-align="justify" draw:textarea-vertical-align="top" draw:auto-grow-height="false" fo:min-height="7.116cm" fo:min-width="6.358cm" draw:shadow="hidden"/>
    </style:style>
    <style:style style:name="gr2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25" style:family="graphic" style:parent-style-name="Default_5f_1">
      <style:graphic-properties svg:stroke-color="#000000" draw:marker-end="Arrow" draw:fill-color="#bce0a3" draw:opacity="100%" draw:textarea-horizontal-align="justify" draw:textarea-vertical-align="middle" draw:auto-grow-height="false" fo:min-height="1.026cm" fo:min-width="5.328cm" draw:shadow="hidden" draw:shadow-offset-x="0.141cm" draw:shadow-offset-y="0.141cm" draw:shadow-opacity="52%"/>
    </style:style>
    <style:style style:name="gr26" style:family="graphic" style:parent-style-name="Default_5f_1">
      <style:graphic-properties svg:stroke-color="#000000" draw:marker-end="Arrow" draw:fill-color="#d4ea6b" draw:opacity="100%" draw:textarea-horizontal-align="justify" draw:textarea-vertical-align="middle" draw:auto-grow-height="false" fo:min-height="1.026cm" fo:min-width="5.33cm" draw:shadow="hidden" draw:shadow-offset-x="0.141cm" draw:shadow-offset-y="0.141cm" draw:shadow-opacity="52%"/>
    </style:style>
    <style:style style:name="gr27" style:family="graphic" style:parent-style-name="Default_5f_1">
      <style:graphic-properties svg:stroke-color="#000000" draw:marker-end="Arrow" draw:fill-color="#eeeeee" draw:opacity="100%" draw:textarea-horizontal-align="justify" draw:textarea-vertical-align="middle" draw:auto-grow-height="false" fo:min-height="1.026cm" fo:min-width="5.33cm" draw:shadow="hidden" draw:shadow-offset-x="0.141cm" draw:shadow-offset-y="0.141cm" draw:shadow-opacity="52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bce0a3" draw:opacity="100%"/>
      <style:paragraph-properties fo:margin-left="0cm" fo:margin-right="0cm" fo:text-align="center" fo:text-indent="0cm"/>
      <style:text-properties style:font-name="C059" fo:font-size="12pt"/>
    </style:style>
    <style:style style:name="P3" style:family="paragraph">
      <loext:graphic-properties draw:fill-color="#eeeeee" draw:opacity="100%"/>
      <style:paragraph-properties fo:margin-left="0cm" fo:margin-right="0cm" fo:text-align="center" fo:text-indent="0cm"/>
      <style:text-properties style:font-name="C059" fo:font-size="12pt"/>
    </style:style>
    <style:style style:name="P4" style:family="paragraph">
      <loext:graphic-properties draw:fill-color="#d4ea6b" draw:opacity="100%"/>
      <style:paragraph-properties fo:margin-left="0cm" fo:margin-right="0cm" fo:text-align="center" fo:text-indent="0cm"/>
      <style:text-properties style:font-name="C059" fo:font-size="12pt"/>
    </style:style>
    <style:style style:name="P5" style:family="paragraph">
      <style:paragraph-properties fo:margin-left="1.778cm" fo:margin-right="0cm" fo:text-align="center" fo:text-indent="0cm"/>
    </style:style>
    <style:style style:name="P6" style:family="paragraph">
      <loext:graphic-properties draw:fill="none"/>
      <style:paragraph-properties fo:margin-left="1.778cm" fo:margin-right="0cm" fo:text-align="center" fo:text-indent="0cm"/>
      <style:text-properties style:font-name="C059" fo:font-size="12pt"/>
    </style:style>
    <style:style style:name="P7" style:family="paragraph">
      <style:paragraph-properties fo:margin-left="1.93cm" fo:margin-right="0cm" fo:text-align="center" fo:text-indent="0cm"/>
    </style:style>
    <style:style style:name="P8" style:family="paragraph">
      <loext:graphic-properties draw:fill="none"/>
      <style:paragraph-properties fo:margin-left="1.93cm" fo:margin-right="0cm" fo:text-align="center" fo:text-indent="0cm"/>
      <style:text-properties style:font-name="C059" fo:font-size="12pt"/>
    </style:style>
    <style:style style:name="P9" style:family="paragraph">
      <style:paragraph-properties fo:margin-left="3.099cm" fo:margin-right="0cm" fo:text-align="center" fo:text-indent="0cm"/>
    </style:style>
    <style:style style:name="P10" style:family="paragraph">
      <loext:graphic-properties draw:fill="none"/>
      <style:paragraph-properties fo:margin-left="3.099cm" fo:margin-right="0cm" fo:text-align="center" fo:text-indent="0cm"/>
      <style:text-properties style:font-name="C059" fo:font-size="12pt"/>
    </style:style>
    <style:style style:name="P11" style:family="paragraph">
      <style:paragraph-properties fo:margin-left="1.524cm" fo:margin-right="0cm" fo:text-align="center" fo:text-indent="0cm"/>
    </style:style>
    <style:style style:name="P12" style:family="paragraph">
      <loext:graphic-properties draw:fill="none"/>
      <style:paragraph-properties fo:margin-left="1.524cm" fo:margin-right="0cm" fo:text-align="center" fo:text-indent="0cm"/>
      <style:text-properties style:font-name="C059" fo:font-size="12pt"/>
    </style:style>
    <style:style style:name="P13" style:family="paragraph">
      <style:paragraph-properties fo:margin-left="0cm" fo:margin-right="2.591cm" fo:text-align="center" fo:text-indent="0cm"/>
    </style:style>
    <style:style style:name="P14" style:family="paragraph">
      <loext:graphic-properties draw:fill="none"/>
      <style:paragraph-properties fo:margin-left="0cm" fo:margin-right="2.591cm" fo:text-align="center" fo:text-indent="0cm"/>
      <style:text-properties style:font-name="C059" fo:font-size="12pt"/>
    </style:style>
    <style:style style:name="P15" style:family="paragraph">
      <style:paragraph-properties fo:margin-left="1.829cm" fo:margin-right="0cm" fo:text-align="center" fo:text-indent="0cm"/>
    </style:style>
    <style:style style:name="P16" style:family="paragraph">
      <loext:graphic-properties draw:fill="none"/>
      <style:paragraph-properties fo:margin-left="1.829cm" fo:margin-right="0cm" fo:text-align="center" fo:text-indent="0cm"/>
      <style:text-properties style:font-name="C059" fo:font-size="12pt"/>
    </style:style>
    <style:style style:name="P17" style:family="paragraph">
      <style:paragraph-properties fo:margin-left="1.727cm" fo:margin-right="0cm" fo:text-align="center" fo:text-indent="0cm"/>
    </style:style>
    <style:style style:name="P18" style:family="paragraph">
      <loext:graphic-properties draw:fill="none"/>
      <style:paragraph-properties fo:margin-left="1.727cm" fo:margin-right="0cm" fo:text-align="center" fo:text-indent="0cm"/>
      <style:text-properties style:font-name="C059" fo:font-size="12pt"/>
    </style:style>
    <style:style style:name="P19" style:family="paragraph">
      <style:paragraph-properties fo:margin-left="4.623cm" fo:margin-right="0cm" fo:margin-top="0cm" fo:margin-bottom="2.54cm" fo:line-height="100%" fo:text-align="center" fo:text-indent="0cm"/>
    </style:style>
    <style:style style:name="P20" style:family="paragraph">
      <loext:graphic-properties draw:fill="none"/>
      <style:paragraph-properties fo:margin-left="4.623cm" fo:margin-right="0cm" fo:margin-top="0cm" fo:margin-bottom="2.5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059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2.946cm" fo:margin-right="0cm" fo:text-align="center" fo:text-indent="0cm"/>
    </style:style>
    <style:style style:name="P24" style:family="paragraph">
      <loext:graphic-properties draw:fill="none"/>
      <style:paragraph-properties fo:margin-left="2.946cm" fo:margin-right="0cm" fo:text-align="center" fo:text-indent="0cm"/>
      <style:text-properties style:font-name="C059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text-align="center" fo:text-indent="0cm"/>
    </style:style>
    <style:style style:name="P2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font-name="C059" fo:font-size="12pt" style:font-size-asian="12pt" style:font-size-complex="12pt"/>
    </style:style>
    <style:style style:name="P27" style:family="paragraph">
      <style:paragraph-properties fo:text-align="center"/>
    </style:style>
    <style:style style:name="P28" style:family="paragraph">
      <loext:graphic-properties draw:opacity="0%"/>
      <style:paragraph-properties fo:text-align="center"/>
      <style:text-properties style:font-name="C059" fo:font-size="15pt" style:font-size-asian="15pt" style:font-size-complex="15pt"/>
    </style:style>
    <style:style style:name="P29" style:family="paragraph">
      <loext:graphic-properties draw:fill="none"/>
      <style:paragraph-properties fo:margin-left="6.248cm" fo:margin-right="0cm" fo:text-align="center" fo:text-indent="0cm"/>
      <style:text-properties style:font-name="C059" fo:font-size="12pt" style:font-size-asian="12pt" style:font-size-complex="12pt"/>
    </style:style>
    <style:style style:name="P30" style:family="paragraph">
      <loext:graphic-properties draw:fill="none" draw:fill-color="#ffffff"/>
      <style:text-properties style:font-name="C059" fo:font-size="12pt" style:font-size-asian="12pt" style:font-size-complex="12pt"/>
    </style:style>
    <style:style style:name="P31" style:family="paragraph">
      <style:paragraph-properties fo:text-align="end"/>
    </style:style>
    <style:style style:name="P32" style:family="paragraph">
      <loext:graphic-properties draw:fill="solid" draw:fill-color="#fafafa"/>
      <style:paragraph-properties fo:text-align="end"/>
      <style:text-properties style:font-name="C059" fo:font-size="15pt" style:font-size-asian="15pt" style:font-size-complex="15pt"/>
    </style:style>
    <style:style style:name="P33" style:family="paragraph">
      <loext:graphic-properties draw:fill-color="#dddddd"/>
      <style:paragraph-properties fo:text-align="center"/>
      <style:text-properties style:font-name="C059" fo:font-size="15pt" style:font-size-asian="15pt" style:font-size-complex="15pt"/>
    </style:style>
    <style:style style:name="P34" style:family="paragraph">
      <style:paragraph-properties fo:margin-left="0cm" fo:margin-right="3.15cm" fo:text-align="center" fo:text-indent="0cm"/>
    </style:style>
    <style:style style:name="P35" style:family="paragraph">
      <loext:graphic-properties draw:fill="none"/>
      <style:paragraph-properties fo:margin-left="0cm" fo:margin-right="3.15cm" fo:text-align="center" fo:text-indent="0cm"/>
      <style:text-properties style:font-name="C059" fo:font-size="12pt"/>
    </style:style>
    <style:style style:name="P36" style:family="paragraph">
      <style:paragraph-properties fo:margin-left="0cm" fo:margin-right="4.064cm" fo:text-align="center" fo:text-indent="0cm"/>
    </style:style>
    <style:style style:name="P37" style:family="paragraph">
      <loext:graphic-properties draw:fill="none"/>
      <style:paragraph-properties fo:margin-left="0cm" fo:margin-right="4.064cm" fo:text-align="center" fo:text-indent="0cm"/>
      <style:text-properties style:font-name="C059" fo:font-size="12pt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style:font-name="C059" fo:font-size="12pt" style:font-size-asian="12pt" style:font-size-complex="12pt"/>
    </style:style>
    <style:style style:name="P39" style:family="paragraph">
      <style:paragraph-properties fo:margin-left="0cm" fo:margin-right="3.505cm" fo:text-align="center" fo:text-indent="0cm"/>
    </style:style>
    <style:style style:name="P40" style:family="paragraph">
      <loext:graphic-properties draw:fill="none"/>
      <style:paragraph-properties fo:margin-left="0cm" fo:margin-right="3.505cm" fo:text-align="center" fo:text-indent="0cm"/>
      <style:text-properties style:font-name="C059" fo:font-size="12pt" style:font-size-asian="12pt" style:font-size-complex="12pt"/>
    </style:style>
    <style:style style:name="P41" style:family="paragraph">
      <loext:graphic-properties draw:fill="none"/>
      <style:paragraph-properties fo:text-align="center"/>
      <style:text-properties style:font-name="C059"/>
    </style:style>
    <style:style style:name="T1" style:family="text">
      <style:text-properties style:font-name="C059"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059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059" fo:font-size="12pt" style:font-size-asian="12pt" style:font-size-complex="12pt"/>
    </style:style>
    <style:style style:name="T5" style:family="text">
      <style:text-properties style:font-name="C059" fo:font-size="15pt" style:font-size-asian="15pt" style:font-size-complex="15pt"/>
    </style:style>
    <style:style style:name="T6" style:family="text">
      <style:text-properties style:text-position="33% 58%" style:font-name="C05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1.412cm" svg:x="7.477cm" svg:y="2.397cm">
          <text:p text:style-name="P1"><text:span text:style-name="T1">Camera</text:span></text:p>
          <text:p text:style-name="P1"><text:span text:style-name="T1">[Intel Realsense </text:span><text:span text:style-name="T1">D43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2cm" svg:height="1.412cm" svg:x="8.493cm" svg:y="4.795cm">
          <text:p text:style-name="P1"><text:span text:style-name="T1">Crop/Reduce width</text:span></text:p>
          <text:p text:style-name="P1"><text:span text:style-name="T1"><text:s/></text:span><text:span text:style-name="T1">to RO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2cm" svg:height="1.412cm" svg:x="8.484cm" svg:y="7.208cm">
          <text:p text:style-name="P1"><text:span text:style-name="T1">Neural semantic</text:span></text:p>
          <text:p text:style-name="P1"><text:span text:style-name="T1">seg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4.199cm" svg:height="1.411cm" svg:x="8.485cm" svg:y="9.622cm">
          <text:p text:style-name="P1"><text:span text:style-name="T1">Cro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2cm" svg:height="1.412cm" svg:x="8.493cm" svg:y="12.176cm">
          <text:p text:style-name="P1"><text:span text:style-name="T1">Probability</text:span><text:span text:style-name="T1"><text:line-break/></text:span><text:span text:style-name="T1">thresho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6" draw:id="id6" draw:layer="layout" svg:width="4.199cm" svg:height="1.412cm" svg:x="8.485cm" svg:y="14.701cm">
          <text:p text:style-name="P1"><text:span text:style-name="T1">Apply 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0.525cm" svg:y1="3.809cm" svg:x2="10.593cm" svg:y2="4.795cm" draw:start-shape="id1" draw:start-glue-point="2" draw:end-shape="id2" draw:end-glue-point="0" svg:d="M10525 3809v494h68v492" svg:viewBox="0 0 69 987">
          <text:p text:style-name="P5"><text:span text:style-name="T1">RGBD</text:span></text:p>
        </draw:connector>
        <draw:connector draw:style-name="gr6" draw:text-style-name="P8" draw:layer="layout" svg:x1="10.593cm" svg:y1="6.207cm" svg:x2="10.584cm" svg:y2="7.208cm" draw:start-shape="id2" draw:start-glue-point="2" draw:end-shape="id3" draw:end-glue-point="0" svg:d="M10593 6207v501h-9v500" svg:viewBox="0 0 10 1002">
          <text:p text:style-name="P7"><text:span text:style-name="T1">RGBD</text:span></text:p>
        </draw:connector>
        <draw:connector draw:style-name="gr6" draw:text-style-name="P10" draw:layer="layout" svg:x1="10.584cm" svg:y1="8.62cm" svg:x2="10.584cm" svg:y2="9.622cm" draw:start-shape="id3" draw:start-glue-point="2" draw:end-shape="id4" draw:end-glue-point="0" svg:d="M10584 8620v1002" svg:viewBox="0 0 1 1003">
          <text:p text:style-name="P9"><text:span text:style-name="T1">Probabilities</text:span></text:p>
        </draw:connector>
        <draw:connector draw:style-name="gr6" draw:text-style-name="P10" draw:layer="layout" svg:x1="10.584cm" svg:y1="11.033cm" svg:x2="10.593cm" svg:y2="12.176cm" draw:start-shape="id4" draw:start-glue-point="2" draw:end-shape="id5" draw:end-glue-point="0" svg:d="M10584 11033v572h9v571" svg:viewBox="0 0 10 1144">
          <text:p text:style-name="P9"><text:span text:style-name="T1">Probabilities</text:span></text:p>
        </draw:connector>
        <draw:connector draw:style-name="gr6" draw:text-style-name="P12" draw:layer="layout" svg:x1="10.593cm" svg:y1="13.588cm" svg:x2="10.584cm" svg:y2="14.701cm" draw:start-shape="id5" draw:start-glue-point="2" draw:end-shape="id6" draw:end-glue-point="0" svg:d="M10593 13588v557h-9v556" svg:viewBox="0 0 10 1114">
          <text:p text:style-name="P11"><text:span text:style-name="T1">Mask</text:span></text:p>
        </draw:connector>
        <draw:connector draw:style-name="gr6" draw:text-style-name="P14" draw:layer="layout" draw:line-skew="-0.387cm" svg:x1="8.493cm" svg:y1="5.501cm" svg:x2="8.485cm" svg:y2="15.407cm" draw:start-shape="id2" draw:start-glue-point="3" draw:end-shape="id6" draw:end-glue-point="3" svg:d="M8493 5501h-897v9906h889" svg:viewBox="0 0 898 9907">
          <text:p text:style-name="P13"><text:span text:style-name="T1">Depth</text:span></text:p>
        </draw:connector>
        <draw:custom-shape draw:style-name="gr5" draw:text-style-name="P3" xml:id="id7" draw:id="id7" draw:layer="layout" svg:width="4.199cm" svg:height="1.412cm" svg:x="8.485cm" svg:y="16.987cm">
          <text:p text:style-name="P1"><text:span text:style-name="T1">Histogram</text:span></text:p>
          <text:p text:style-name="P1"><text:span text:style-name="T1">Percen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4.199cm" svg:height="1.412cm" svg:x="8.485cm" svg:y="19.273cm">
          <text:p text:style-name="P1"><text:span text:style-name="T1">Temporal median</text:span></text:p>
          <text:p text:style-name="P1"><text:span text:style-name="T1">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6" draw:layer="layout" svg:x1="10.584cm" svg:y1="16.113cm" svg:x2="10.584cm" svg:y2="16.987cm" draw:start-shape="id6" draw:start-glue-point="2" draw:end-shape="id7" draw:end-glue-point="0" svg:d="M10584 16113v874" svg:viewBox="0 0 1 875">
          <text:p text:style-name="P15"><text:span text:style-name="T1">Depth</text:span></text:p>
        </draw:connector>
        <draw:connector draw:style-name="gr6" draw:text-style-name="P18" draw:layer="layout" svg:x1="10.584cm" svg:y1="18.399cm" svg:x2="10.584cm" svg:y2="19.273cm" draw:start-shape="id7" draw:end-shape="id8" draw:end-glue-point="0" svg:d="M10584 18399v874" svg:viewBox="0 0 1 875">
          <text:p text:style-name="P17"><text:span text:style-name="T1">Height</text:span></text:p>
        </draw:connector>
        <draw:custom-shape draw:style-name="gr7" draw:text-style-name="P2" xml:id="id9" draw:id="id9" draw:layer="layout" svg:width="4.199cm" svg:height="1.412cm" svg:x="8.493cm" svg:y="22.082cm">
          <text:p text:style-name="P1"><text:span text:style-name="T1">TCP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0" draw:layer="layout" svg:x1="10.584cm" svg:y1="20.685cm" svg:x2="10.592cm" svg:y2="22.082cm" draw:start-shape="id8" draw:start-glue-point="2" draw:end-shape="id9" draw:end-glue-point="0" svg:d="M10584 20685v699h8v698" svg:viewBox="0 0 9 1398">
          <text:p text:style-name="P19"><text:span text:style-name="T2">Broccoli Height</text:span></text:p>
        </draw:connector>
        <draw:custom-shape draw:style-name="gr9" draw:text-style-name="P22" draw:layer="layout" svg:width="5.715cm" svg:height="3.429cm" svg:x="1.381cm" svg:y="2.27cm">
          <text:p text:style-name="P21"><text:span text:style-name="T3">BroccoliBot</text:span></text:p>
          <text:p text:style-name="P21"><text:span text:style-name="T3">Image processing</text:span></text:p>
          <text:p text:style-name="P21"><text:span text:style-name="T3">(Neural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4.199cm" svg:height="1.412cm" svg:x="15.097cm" svg:y="14.716cm">
          <text:p text:style-name="P1"><text:span text:style-name="T1">Calculate image</text:span></text:p>
          <text:p text:style-name="P1"><text:span text:style-name="T1">Center off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4" draw:layer="layout" svg:x1="12.684cm" svg:y1="7.914cm" svg:x2="17.196cm" svg:y2="14.716cm" draw:start-shape="id3" draw:start-glue-point="1" draw:end-shape="id10" draw:end-glue-point="0" svg:d="M12684 7914h4512v6802" svg:viewBox="0 0 4513 6803">
          <text:p text:style-name="P23"><text:span text:style-name="T4">X Pos</text:span></text:p>
        </draw:connector>
        <draw:connector draw:style-name="gr10" draw:text-style-name="P26" draw:layer="layout" svg:x1="17.196cm" svg:y1="16.128cm" svg:x2="12.692cm" svg:y2="22.788cm" draw:start-shape="id10" draw:start-glue-point="2" draw:end-shape="id9" draw:end-glue-point="1" svg:d="M17196 16128v6660h-4504" svg:viewBox="0 0 4505 6661">
          <text:p text:style-name="P25"><text:span text:style-name="T4">Center offset</text:span></text:p>
        </draw:connector>
        <draw:custom-shape draw:style-name="gr11" draw:text-style-name="P28" draw:layer="layout" svg:width="4.572cm" svg:height="0.254cm" svg:x="15.351cm" svg:y="2.397cm">
          <text:p text:style-name="P27"><text:span text:style-name="T5">Vision [Jetson]</text:span></text:p>
          <draw:enhanced-geometry svg:viewBox="0 0 21600 21600" draw:type="rectangle" draw:enhanced-path="M 0 0 L 21600 0 21600 21600 0 21600 0 0 Z N"/>
        </draw:custom-shape>
        <draw:connector draw:style-name="gr12" draw:text-style-name="P29" draw:layer="layout" draw:line-skew="0.768cm" svg:x1="12.684cm" svg:y1="7.914cm" svg:x2="12.684cm" svg:y2="10.327cm" draw:start-shape="id3" draw:start-glue-point="1" draw:end-shape="id4" draw:end-glue-point="1" svg:d="M12684 7914h1270v2413h-1270" svg:viewBox="0 0 1271 2414">
          <text:p/>
        </draw:connector>
        <draw:frame draw:style-name="gr13" draw:text-style-name="P30" draw:layer="layout" svg:width="5.207cm" svg:height="0.97cm" svg:x="12.938cm" svg:y="7.223cm">
          <draw:text-box>
            <text:p><text:span text:style-name="T4">Inferred bounding box</text:span></text:p>
          </draw:text-box>
        </draw:frame>
      </draw:page>
      <draw:page draw:name="page2" draw:style-name="dp1" draw:master-page-name="Default">
        <draw:custom-shape draw:style-name="gr14" draw:text-style-name="P32" draw:layer="layout" svg:width="19.05cm" svg:height="9.144cm" svg:x="1.254cm" svg:y="17.51cm">
          <text:p text:style-name="P31"><text:span text:style-name="T5">BroccoliBot (Overview)</text:span></text:p>
          <draw:enhanced-geometry svg:viewBox="0 0 21600 21600" draw:type="rectangle" draw:enhanced-path="M 0 0 L 21600 0 21600 21600 0 21600 0 0 Z N"/>
        </draw:custom-shape>
        <draw:custom-shape draw:style-name="gr15" draw:text-style-name="P33" draw:layer="layout" svg:width="6.477cm" svg:height="4.572cm" svg:x="1.508cm" svg:y="19.669cm">
          <text:p text:style-name="P27"><text:span text:style-name="T5">Jetson</text:span></text:p>
          <draw:enhanced-geometry svg:viewBox="0 0 21600 21600" draw:type="rectangle" draw:enhanced-path="M 0 0 L 21600 0 21600 21600 0 21600 0 0 Z N"/>
        </draw:custom-shape>
        <draw:custom-shape draw:style-name="gr16" draw:text-style-name="P32" draw:layer="layout" svg:width="13.97cm" svg:height="7.366cm" svg:x="6.334cm" svg:y="1.254cm">
          <text:p text:style-name="P31"><text:span text:style-name="T5">Server [Jetson]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1" draw:id="id11" draw:layer="layout" svg:width="4.199cm" svg:height="1.412cm" svg:x="8.493cm" svg:y="1.508cm">
          <text:p text:style-name="P1"><text:span text:style-name="T1">TCP Socket</text:span></text:p>
          <text:p text:style-name="P1"><text:span text:style-name="T1">Server (Poll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2" draw:id="id12" draw:layer="layout" svg:width="4.2cm" svg:height="1.412cm" svg:x="8.493cm" svg:y="3.906cm">
          <text:p text:style-name="P1"><text:span text:style-name="T1">Linear calibration</text:span></text:p>
          <text:p text:style-name="P1"><text:span text:style-name="T1">(mm to encod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35" draw:layer="layout" svg:x1="10.592cm" svg:y1="2.92cm" svg:x2="10.593cm" svg:y2="3.906cm" draw:start-shape="id11" draw:start-glue-point="2" draw:end-shape="id12" draw:end-glue-point="0" svg:d="M10592 2920v494h1v492" svg:viewBox="0 0 2 987">
          <text:p text:style-name="P34"><text:span text:style-name="T1">Height </text:span><text:span text:style-name="T1">(mm)</text:span></text:p>
        </draw:connector>
        <draw:custom-shape draw:style-name="gr20" draw:text-style-name="P22" draw:layer="layout" svg:width="5.715cm" svg:height="3.429cm" svg:x="1.381cm" svg:y="1.381cm">
          <text:p text:style-name="P21"><text:span text:style-name="T3">BroccoliBot</text:span></text:p>
          <text:p text:style-name="P21"><text:span text:style-name="T3">Motion Control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3" draw:id="id13" draw:layer="layout" svg:width="4.2cm" svg:height="1.412cm" svg:x="8.484cm" svg:y="6.446cm">
          <text:p text:style-name="P1"><text:span text:style-name="T1">Gantry Serial</text:span></text:p>
          <text:p text:style-name="P1"><text:span text:style-name="T1">I</text:span><text:span text:style-name="T6">2</text:span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7" draw:layer="layout" svg:x1="10.593cm" svg:y1="5.318cm" svg:x2="10.584cm" svg:y2="6.446cm" draw:start-shape="id12" draw:start-glue-point="2" draw:end-shape="id13" draw:end-glue-point="0" svg:d="M10593 5318v565h-9v563" svg:viewBox="0 0 10 1129">
          <text:p text:style-name="P36"><text:span text:style-name="T4">Height </text:span><text:span text:style-name="T4">(encode</text:span><text:span text:style-name="T4">r)</text:span></text:p>
        </draw:connector>
        <draw:custom-shape draw:style-name="gr18" draw:text-style-name="P3" xml:id="id14" draw:id="id14" draw:layer="layout" svg:width="4.2cm" svg:height="1.412cm" svg:x="15.605cm" svg:y="3.779cm">
          <text:p text:style-name="P1"><text:span text:style-name="T1">Linear calibration</text:span></text:p>
          <text:p text:style-name="P1"><text:span text:style-name="T1">(pixel to steer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5" draw:id="id15" draw:layer="layout" svg:width="4.2cm" svg:height="1.412cm" svg:x="15.596cm" svg:y="6.446cm">
          <text:p text:style-name="P1"><text:span text:style-name="T1">Steering Serial</text:span></text:p>
          <text:p text:style-name="P1"><text:span text:style-name="T1">I</text:span><text:span text:style-name="T6">2</text:span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38" draw:layer="layout" svg:x1="12.692cm" svg:y1="2.214cm" svg:x2="17.705cm" svg:y2="3.779cm" draw:start-shape="id11" draw:start-glue-point="1" draw:end-shape="id14" draw:end-glue-point="0" svg:d="M12692 2214h5013v1565" svg:viewBox="0 0 5014 1566">
          <text:p text:style-name="P27"><text:span text:style-name="T4">Offset (px)</text:span></text:p>
        </draw:connector>
        <draw:connector draw:style-name="gr6" draw:text-style-name="P40" draw:layer="layout" svg:x1="17.705cm" svg:y1="5.191cm" svg:x2="17.696cm" svg:y2="6.446cm" draw:start-shape="id14" draw:start-glue-point="2" draw:end-shape="id15" draw:end-glue-point="0" svg:d="M17705 5191v628h-9v627" svg:viewBox="0 0 10 1256">
          <text:p text:style-name="P39"><text:span text:style-name="T4">S</text:span><text:span text:style-name="T4">t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g</text:span><text:span text:style-name="T4">l</text:span><text:span text:style-name="T4">e</text:span></text:p>
        </draw:connector>
        <draw:custom-shape draw:style-name="gr23" draw:text-style-name="P32" draw:layer="layout" svg:width="6.858cm" svg:height="7.366cm" svg:x="6.334cm" svg:y="8.874cm">
          <text:p text:style-name="P31"><text:span text:style-name="T5">Controller [Arduino]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6" draw:id="id16" draw:layer="layout" svg:width="4.2cm" svg:height="1.412cm" svg:x="6.715cm" svg:y="9.763cm">
          <text:p text:style-name="P1"><text:span text:style-name="T1">I</text:span><text:span text:style-name="T6">2</text:span><text:span text:style-name="T1">C S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8" draw:id="id18" draw:layer="layout" svg:width="4.2cm" svg:height="1.412cm" svg:x="6.706cm" svg:y="14.193cm">
          <text:p text:style-name="P1"><text:span text:style-name="T1">Motor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17" draw:id="id17" draw:layer="layout" svg:width="4.2cm" svg:height="1.412cm" svg:x="6.706cm" svg:y="12.034cm">
          <text:p text:style-name="P1"><text:span text:style-name="T1">PID Lo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41" draw:layer="layout" svg:x1="8.815cm" svg:y1="11.175cm" svg:x2="8.806cm" svg:y2="12.034cm" draw:start-shape="id16" draw:start-glue-point="2" draw:end-shape="id17" draw:end-glue-point="0" svg:d="M8815 11175v430h-9v429" svg:viewBox="0 0 10 860">
          <text:p/>
        </draw:connector>
        <draw:connector draw:style-name="gr24" draw:text-style-name="P41" draw:layer="layout" svg:x1="8.806cm" svg:y1="13.446cm" svg:x2="8.806cm" svg:y2="14.193cm" draw:start-shape="id17" draw:start-glue-point="2" draw:end-shape="id18" draw:end-glue-point="0" svg:d="M8806 13446v747" svg:viewBox="0 0 1 748">
          <text:p/>
        </draw:connector>
        <draw:custom-shape draw:style-name="gr23" draw:text-style-name="P32" draw:layer="layout" svg:width="6.858cm" svg:height="7.366cm" svg:x="13.446cm" svg:y="8.874cm">
          <text:p text:style-name="P31"><text:span text:style-name="T5">Controller [Arduino]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9" draw:id="id19" draw:layer="layout" svg:width="4.2cm" svg:height="1.412cm" svg:x="13.827cm" svg:y="9.763cm">
          <text:p text:style-name="P1"><text:span text:style-name="T1">I</text:span><text:span text:style-name="T6">2</text:span><text:span text:style-name="T1">C S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1" draw:id="id21" draw:layer="layout" svg:width="4.2cm" svg:height="1.412cm" svg:x="13.818cm" svg:y="14.193cm">
          <text:p text:style-name="P1"><text:span text:style-name="T1">Motor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0" draw:id="id20" draw:layer="layout" svg:width="4.2cm" svg:height="1.412cm" svg:x="13.818cm" svg:y="12.034cm">
          <text:p text:style-name="P1"><text:span text:style-name="T1">PID Lo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41" draw:layer="layout" svg:x1="15.927cm" svg:y1="11.175cm" svg:x2="15.918cm" svg:y2="12.034cm" draw:start-shape="id19" draw:start-glue-point="2" draw:end-shape="id20" draw:end-glue-point="0" svg:d="M15927 11175v430h-9v429" svg:viewBox="0 0 10 860">
          <text:p/>
        </draw:connector>
        <draw:connector draw:style-name="gr24" draw:text-style-name="P41" draw:layer="layout" svg:x1="15.918cm" svg:y1="13.446cm" svg:x2="15.918cm" svg:y2="14.193cm" draw:start-shape="id20" draw:start-glue-point="2" draw:end-shape="id21" draw:end-glue-point="0" svg:d="M15918 13446v747" svg:viewBox="0 0 1 748">
          <text:p/>
        </draw:connector>
        <draw:custom-shape draw:style-name="gr25" draw:text-style-name="P2" xml:id="id22" draw:id="id22" draw:layer="layout" svg:width="5.964cm" svg:height="1.412cm" svg:x="1.754cm" svg:y="18.003cm">
          <text:p text:style-name="P1"><text:span text:style-name="T1">Camera</text:span></text:p>
          <text:p text:style-name="P1"><text:span text:style-name="T1">[Intel Realsense D43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xml:id="id23" draw:id="id23" draw:layer="layout" svg:width="5.966cm" svg:height="1.412cm" svg:x="1.765cm" svg:y="19.908cm">
          <text:p text:style-name="P1"><text:span text:style-name="T1">Neural inf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xml:id="id24" draw:id="id24" draw:layer="layout" svg:width="5.966cm" svg:height="1.412cm" svg:x="1.765cm" svg:y="21.813cm">
          <text:p text:style-name="P1"><text:span text:style-name="T1">Motion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5" draw:id="id25" draw:layer="layout" svg:width="4.2cm" svg:height="1.412cm" svg:x="9.628cm" svg:y="20.939cm">
          <text:p text:style-name="P1"><text:span text:style-name="T1">Arduino UNO &amp;</text:span></text:p>
          <text:p text:style-name="P1"><text:span text:style-name="T1">Motor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6" draw:id="id26" draw:layer="layout" svg:width="4.2cm" svg:height="1.412cm" svg:x="9.628cm" svg:y="22.971cm">
          <text:p text:style-name="P1"><text:span text:style-name="T1">Arduino UNO &amp;</text:span></text:p>
          <text:p text:style-name="P1"><text:span text:style-name="T1">Motor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7" draw:id="id27" draw:layer="layout" svg:width="4.199cm" svg:height="1.412cm" svg:x="15.589cm" svg:y="20.939cm">
          <text:p text:style-name="P1"><text:span text:style-name="T1">Motor</text:span></text:p>
          <text:p text:style-name="P1"><text:span text:style-name="T1">(Gant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8" draw:id="id28" draw:layer="layout" svg:width="4.199cm" svg:height="1.412cm" svg:x="15.597cm" svg:y="22.971cm">
          <text:p text:style-name="P1"><text:span text:style-name="T1">Motor</text:span></text:p>
          <text:p text:style-name="P1"><text:span text:style-name="T1">(Stee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41" draw:layer="layout" svg:x1="4.736cm" svg:y1="19.415cm" svg:x2="4.748cm" svg:y2="19.908cm" draw:start-shape="id22" draw:start-glue-point="2" draw:end-shape="id23" draw:end-glue-point="0" svg:d="M4736 19415v247h12v246" svg:viewBox="0 0 13 494">
          <text:p/>
        </draw:connector>
        <draw:connector draw:style-name="gr24" draw:text-style-name="P41" draw:layer="layout" svg:x1="4.748cm" svg:y1="21.32cm" svg:x2="4.748cm" svg:y2="21.813cm" draw:start-shape="id23" draw:start-glue-point="2" draw:end-shape="id24" draw:end-glue-point="0" svg:d="M4748 21320v493" svg:viewBox="0 0 1 494">
          <text:p/>
        </draw:connector>
        <draw:connector draw:style-name="gr24" draw:text-style-name="P41" draw:layer="layout" draw:type="curve" svg:x1="7.731cm" svg:y1="22.519cm" svg:x2="9.628cm" svg:y2="21.645cm" draw:start-shape="id24" draw:start-glue-point="1" draw:end-shape="id25" draw:end-glue-point="3" svg:d="M7731 22519c1423 0 475-874 1897-874" svg:viewBox="0 0 1898 875">
          <text:p/>
        </draw:connector>
        <draw:connector draw:style-name="gr24" draw:text-style-name="P41" draw:layer="layout" draw:type="curve" svg:x1="7.731cm" svg:y1="22.519cm" svg:x2="9.628cm" svg:y2="23.677cm" draw:start-shape="id24" draw:start-glue-point="1" draw:end-shape="id26" draw:end-glue-point="3" svg:d="M7731 22519c1423 0 475 1158 1897 1158" svg:viewBox="0 0 1898 1159">
          <text:p/>
        </draw:connector>
        <draw:connector draw:style-name="gr24" draw:text-style-name="P41" draw:layer="layout" svg:x1="13.828cm" svg:y1="21.645cm" svg:x2="15.589cm" svg:y2="21.645cm" draw:start-shape="id25" draw:start-glue-point="1" draw:end-shape="id27" draw:end-glue-point="3" svg:d="M13828 21645h1761" svg:viewBox="0 0 1762 1">
          <text:p/>
        </draw:connector>
        <draw:connector draw:style-name="gr24" draw:text-style-name="P41" draw:layer="layout" svg:x1="13.828cm" svg:y1="23.677cm" svg:x2="15.597cm" svg:y2="23.677cm" draw:start-shape="id26" draw:start-glue-point="1" draw:end-shape="id28" draw:end-glue-point="3" svg:d="M13828 23677h1769" svg:viewBox="0 0 177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059" svg:font-family="C059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11:18:38.809534895</meta:creation-date>
    <dc:date>2019-06-15T18:03:36.649052283</dc:date>
    <meta:editing-duration>PT30M6S</meta:editing-duration>
    <meta:editing-cycles>11</meta:editing-cycles>
    <meta:generator>LibreOffice/6.2.4.2.0$Linux_X86_64 LibreOffice_project/20$Build-2</meta:generator>
    <meta:document-statistic meta:object-count="63"/>
  </office:meta>
</office:document-meta>
</file>